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006cm" svg:height="4.93cm" svg:x="2.497cm" svg:y="3.132cm" svg:viewBox="0 0 5007 4931" svg:d="M2383 4176c980 10 2089-499 2019-1602-71-1104-952-1973-1851-1828s-1825 738-1932 1851c-108 1114 784 1568 1764 1579zM5004 2213c61 1309-796 2561-2630 2705-1833 145-2460-924-2365-2252 96-1327 1315-2510 2679-2653 1362-142 2255 891 2316 2200z">
          <text:p/>
        </draw:path>
        <draw:path draw:style-name="gr2" draw:text-style-name="P1" draw:layer="layout" svg:width="6.934cm" svg:height="1.23cm" draw:transform="skewX (-0.000174532925199346) rotate (-1.98653375461995) translate (7.0341857068793cm 2.74222934940599cm)" svg:viewBox="0 0 6935 1231" svg:d="M38 649c340 29 2629 264 3520 340s2897 266 3260 239c131 3 193-653-35-662-272 14-2361-66-3314-137-951-72-2939-373-3298-429-123-20-231 637-133 649z">
          <text:p/>
        </draw:path>
        <draw:path draw:style-name="gr2" draw:text-style-name="P1" draw:layer="layout" svg:width="0.903cm" svg:height="0.661cm" draw:transform="rotate (-2.15757602131539) translate (7.22499110710381cm 2.50844843716559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902cm" svg:height="0.661cm" draw:transform="rotate (-2.15687788961459) translate (3.97479114539899cm 8.44062810846251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7T21:56:52.005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4"/>
  </office:meta>
</office:document-meta>
</file>